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paragraph-properties style:writing-mode="lr-tb"/>
    </style:style>
    <style:style style:name="pr2" style:family="presentation" style:parent-style-name="Default-subtitle">
      <style:graphic-properties draw:fill-color="#ffffff" fo:min-height="11.251cm" fo:padding-left="2cm" fo:padding-right="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title">
      <style:graphic-properties fo:min-height="2.501cm"/>
      <style:paragraph-properties style:writing-mode="lr-tb"/>
    </style:style>
    <style:style style:name="pr7" style:family="presentation" style:parent-style-name="Default-notes">
      <style:graphic-properties draw:fill-color="#ffffff" fo:min-height="13.501cm"/>
      <style:paragraph-properties style:writing-mode="lr-tb"/>
    </style:style>
    <style:style style:name="pr8" style:family="presentation" style:parent-style-name="Default-title">
      <style:graphic-properties fo:min-height="2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3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4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  <style:text-properties fo:font-size="14pt"/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line-through-style="solid" style:text-line-through-type="single" style:text-line-through-width="bold"/>
    </style:style>
    <style:style style:name="P1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32pt"/>
    </style:style>
    <style:style style:name="T1" style:family="text">
      <style:text-properties fo:font-size="12pt" style:font-size-asian="12pt" style:font-weight-asian="normal" style:font-size-complex="12pt"/>
    </style:style>
    <style:style style:name="T2" style:family="text">
      <style:text-properties style:use-window-font-color="true" fo:font-size="32pt" style:font-size-asian="32pt" style:font-size-complex="32pt"/>
    </style:style>
    <style:style style:name="T3" style:family="text">
      <style:text-properties fo:color="#b62118"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8pt" style:font-weight-asian="normal" style:font-size-complex="18pt"/>
    </style:style>
    <style:style style:name="T6" style:family="text">
      <style:text-properties style:text-line-through-style="solid" style:text-line-through-type="single" style:text-line-through-width="bold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1.75cm" svg:x="0cm" svg:y="0cm" presentation:class="title">
          <draw:text-box>
            <text:p>Course Learning Goals 1 / 2 [1] [2] [3] [4]</text:p>
          </draw:text-box>
        </draw:frame>
        <draw:frame draw:style-name="gr1" draw:text-style-name="P2" draw:layer="layout" svg:width="20cm" svg:height="4cm" svg:x="0cm" svg:y="11.75cm">
          <draw:text-box>
            <text:p text:style-name="P1"><text:span text:style-name="T1">[1]</text:span><text:span text:style-name="T1"><text:tab/></text:span><text:span text:style-name="T1">Professional = ambition + collaboration with external partner</text:span></text:p>
            <text:p text:style-name="P1"><text:span text:style-name="T1">[2]</text:span><text:span text:style-name="T1"><text:tab/></text:span><text:span text:style-name="T1">Agile methods = our focus here, specifically Scrum + XP</text:span></text:p>
            <text:p text:style-name="P1"><text:span text:style-name="T1">[3]</text:span><text:span text:style-name="T1"><text:tab/></text:span><text:span text:style-name="T1">We teach both overall processes as well as best practices</text:span></text:p>
            <text:p text:style-name="P1"><text:span text:style-name="T1">[4]</text:span><text:span text:style-name="T1"><text:tab/></text:span><text:span text:style-name="T1">Useful software is software that has value to someone!</text:span></text:p>
          </draw:text-box>
        </draw:frame>
        <draw:frame presentation:style-name="pr2" draw:text-style-name="P4" draw:layer="layout" svg:width="27cm" svg:height="11.25cm" svg:x="0.5cm" svg:y="2.25cm" presentation:class="subtitle" presentation:user-transformed="true">
          <draw:text-box>
            <text:p text:style-name="P3"><text:span text:style-name="T2">To </text:span><text:span text:style-name="T3">introduce students</text:span><text:span text:style-name="T2"> to</text:span><text:span text:style-name="T3"> agile methods </text:span><text:span text:style-name="T2">by creating useful software.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Learning objectives (lectures / tutorials, projects)</text:p>
                <text:list>
                  <text:list-item>
                    <text:p>Gain conceptual understanding and practical skills of using</text:p>
                    <text:list>
                      <text:list-item>
                        <text:p>agile software development methods</text:p>
                      </text:list-item>
                      <text:list-item>
                        <text:p>software project management tools</text:p>
                      </text:list-item>
                      <text:list-item>
                        <text:p>software development too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earn how to work</text:p>
                    <text:list>
                      <text:list-item>
                        <text:p>with an external stakeholder</text:p>
                      </text:list-item>
                      <text:list-item>
                        <text:p>in a (student) project team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objectives</text:p>
                <text:list>
                  <text:list-item>
                    <text:p>Develop useful software</text:p>
                  </text:list-item>
                  <text:list-item>
                    <text:p>Perform a great demo on demo-day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General skills</text:p>
                <text:list>
                  <text:list-item>
                    <text:p>Willingness and ability to work in a team</text:p>
                  </text:list-item>
                  <text:list-item>
                    <text:p>Ability to acquire skills during the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ole-specific skills</text:p>
                <text:list>
                  <text:list-item>
                    <text:p>Product owner (PO) role</text:p>
                    <text:list>
                      <text:list-item>
                        <text:p>Strong conceptual thinking</text:p>
                      </text:list-item>
                      <text:list-item>
                        <text:p>Ability to communicate well</text:p>
                      </text:list-item>
                      <text:list-item>
                        <text:p>Affinity to technolog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oftware developer (SD) role</text:p>
                    <text:list>
                      <text:list-item>
                        <text:p>Technology stack (specific to project)</text:p>
                      </text:list-item>
                      <text:list-item>
                        <text:p>Development tools like git and GitHub</text:p>
                      </text:list-item>
                      <text:list-item>
                        <text:p>Test-driven developm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crum master (SM) role</text:p>
                    <text:list>
                      <text:list-item>
                        <text:p>Strong organizational ski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urse Grading [1] (Separate Roles)</text:p>
          </draw:text-box>
        </draw:frame>
        <draw:frame presentation:style-name="pr9" draw:layer="layout" svg:width="13.175cm" svg:height="11.25cm" svg:x="0.5cm" svg:y="2.25cm" presentation:class="outline">
          <draw:text-box>
            <text:list text:style-name="L3">
              <text:list-item>
                <text:p><text:span text:style-name="T4">OSS-AMOS-PO (Product Owner)</text:span></text:p>
                <text:list>
                  <text:list-item>
                    <text:p>Theory (lectures) = 20% of grade</text:p>
                    <text:list>
                      <text:list-item>
                        <text:p>2 SWS in 5 ECTS = 20%</text:p>
                      </text:list-item>
                      <text:list-item>
                        <text:p>As measured by class quizzes</text:p>
                      </text:list-item>
                      <text:list-item>
                        <text:p>Grading scale is [0..10] poi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actice (project) = 80% of grade</text:p>
                    <text:list>
                      <text:list-item>
                        <text:p>Individual contribution to teamwork = 50%</text:p>
                        <text:list>
                          <text:list-item>
                            <text:p>As measured in team meetings</text:p>
                          </text:list-item>
                          <text:list-item>
                            <text:p>Grading scale is [0|1|2|3]</text:p>
                            <text:p/>
                          </text:list-item>
                        </text:list>
                      </text:list-item>
                      <text:list-item>
                        <text:p>Independent work = 50%</text:p>
                        <text:list>
                          <text:list-item>
                            <text:p>As measured by artifacts provided</text:p>
                          </text:list-item>
                          <text:list-item>
                            <text:p>Grading scale is [0|1|2|3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7" draw:layer="layout" svg:width="19cm" svg:height="3cm" svg:x="0cm" svg:y="12.75cm">
          <draw:text-box>
            <text:p text:style-name="P1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draw:frame presentation:style-name="pr9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4">OSS-AMOS-SD (Software Developer)</text:span></text:p>
                <text:list>
                  <text:list-item>
                    <text:p>Theory (lectures) = 10% of grade</text:p>
                    <text:list>
                      <text:list-item>
                        <text:p>2 SWS in 10 ECTS = 10%</text:p>
                      </text:list-item>
                      <text:list-item>
                        <text:p>As measured by class quizzes</text:p>
                      </text:list-item>
                      <text:list-item>
                        <text:p>Grading scale is [0..10] poi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actice (project) = 90% of grade</text:p>
                    <text:list>
                      <text:list-item>
                        <text:p>Individual contribution to teamwork = 50%</text:p>
                        <text:list>
                          <text:list-item>
                            <text:p>As measured in team meetings</text:p>
                          </text:list-item>
                          <text:list-item>
                            <text:p>Grading scale is [0|1|2|3]</text:p>
                            <text:p/>
                          </text:list-item>
                        </text:list>
                      </text:list-item>
                      <text:list-item>
                        <text:p>Independent work = 50%</text:p>
                        <text:list>
                          <text:list-item>
                            <text:p>As measured by artifacts provided</text:p>
                          </text:list-item>
                          <text:list-item>
                            <text:p>Grading scale is [0|1|2|3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cm" svg:height="13.5cm" svg:x="1.5cm" svg:y="1cm" draw:page-number="4" presentation:class="page"/>
          <draw:frame presentation:style-name="pr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8cm" svg:height="1.75cm" svg:x="0cm" svg:y="0cm" presentation:class="title">
          <draw:text-box>
            <text:p><text:span text:style-name="T6">Course Grading [1] (Integrated Roles)</text:span></text:p>
          </draw:text-box>
        </draw:frame>
        <draw:frame presentation:style-name="pr9" draw:text-style-name="P9" draw:layer="layout" svg:width="27cm" svg:height="11.25cm" svg:x="0.5cm" svg:y="2.25cm" presentation:class="outline">
          <draw:text-box>
            <text:list text:style-name="L3">
              <text:list-item>
                <text:p><text:span text:style-name="T6">Individual contribution to teamwork = 50%</text:span></text:p>
                <text:list>
                  <text:list-item>
                    <text:p><text:span text:style-name="T6">As measured in team meetings</text:span></text:p>
                  </text:list-item>
                  <text:list-item>
                    <text:p><text:span text:style-name="T6">Grading scale is [0|1|2|3]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dependent work = 50%</text:span></text:p>
                <text:list>
                  <text:list-item>
                    <text:p><text:span text:style-name="T6">As measured by artifacts provided</text:span></text:p>
                  </text:list-item>
                  <text:list-item>
                    <text:p><text:span text:style-name="T6">Grading scale is [0|1|2|3]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9cm" svg:height="3cm" svg:x="0cm" svg:y="12.75cm">
          <draw:text-box>
            <text:p text:style-name="P1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5" presentation:class="page"/>
          <draw:frame presentation:style-name="pr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 text:style-name="P10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2" draw:layer="layout" svg:width="18cm" svg:height="13.5cm" svg:x="1.5cm" svg:y="1cm" draw:page-number="6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draw:style-name="gr1" draw:text-style-name="P7" draw:layer="layout" svg:width="19cm" svg:height="3.75cm" svg:x="0cm" svg:y="12cm">
          <draw:text-box>
            <text:p text:style-name="P1"><text:span text:style-name="T5">[1]</text:span><text:span text:style-name="T5"><text:tab/></text:span><text:span text:style-name="T5"><text:a xlink:href="http://osr.cs.fau.de/2012/03/10/english-or-german-deutsch-oder-englisch/" xlink:type="simple">http://osr.cs.fau.de/2012/03/10/english-or-german-deutsch-oder-englisch/</text:a></text:span><text:span text:style-name="T5"> </text:span>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 text:style-name="P12"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Project and exercises</text:p>
                <text:list>
                  <text:list-item>
                    <text:p>Team: Choice of German or English</text:p>
                  </text:list-item>
                  <text:list-item>
                    <text:p>Submissions: Choice of industry part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cm" svg:height="13.5cm" svg:x="1.5cm" svg:y="1cm" draw:page-number="7" presentation:class="page"/>
          <draw:frame presentation:style-name="pr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1" draw:text-style-name="P7" draw:layer="layout" svg:width="20cm" svg:height="4cm" svg:x="0cm" svg:y="11.75cm">
          <draw:text-box>
            <text:p text:style-name="P1"><text:span text:style-name="T5">DR</text:span></text:p>
          </draw:text-box>
        </draw:frame>
        <draw:frame presentation:style-name="pr12" draw:text-style-name="P13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2" draw:layer="layout" svg:width="18cm" svg:height="13.5cm" svg:x="1.5cm" svg:y="1cm" draw:page-number="8" presentation:class="page"/>
          <draw:frame presentation:style-name="pr13" draw:text-style-name="P8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 text:style-name="P10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Contributions</text:p>
                <text:list>
                  <text:list-item>
                    <text:p><text:span text:style-name="T1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cm" svg:height="13.5cm" svg:x="1.5cm" svg:y="1cm" draw:page-number="9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3-13T23:40:22</meta:creation-date>
    <meta:editing-duration>PT10H46S</meta:editing-duration>
    <meta:editing-cycles>189</meta:editing-cycles>
    <meta:generator>LibreOffice/6.4.2.2$Linux_X86_64 LibreOffice_project/40$Build-2</meta:generator>
    <meta:initial-creator>Dirk Riehle</meta:initial-creator>
    <dc:date>2020-05-14T14:25:53.678721904</dc:date>
    <meta:printed-by>Dirk Riehle</meta:printed-by>
    <meta:print-date>2013-05-04T19:19:21</meta:print-date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